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itle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D1 – Issues / Features / User Story</text:p>
      <text:h text:style-name="Heading_20_1" text:outline-level="1">Cahier des charges du CNRS</text:h>
      <text:p text:style-name="P1">Lisez le cahier des charges du CNRS et considérez que vous êtes une jeune start-up dont le business consiste à réaliser des projets de développement.</text:p>
      <text:p text:style-name="P1"><text:span text:style-name="T1">Q1</text:span> - Quelles sont les parties du cahier des charges que votre start-up est capable de réaliser ?</text:p>
      <text:p text:style-name="Standard"><text:span text:style-name="T1">Q2</text:span> - Quelles sont les parties du cahier des charges que votre start-up n’est pas capable (ou ne souhaite pas) réaliser ?</text:p>
      <text:h text:style-name="Heading_20_1" text:outline-level="1">User Story (1<text:span text:style-name="T2">ère</text:span> phase )</text:h>
      <text:p text:style-name="P1">Une société partenaire a déjà réalisé une partie du BackLog :</text:p>
      <text:p text:style-name="List_20_Paragraph">US1 : <text:span text:style-name="T1">En tant</text:span> <text:span text:style-name="T1">que </text:span>visiteur, <text:span text:style-name="T1">je souhaite </text:span>m’enregistrer comme laboratoire, <text:span text:style-name="T1">afin de</text:span> gérer mes ateliers.</text:p>
      <text:p text:style-name="List_20_Paragraph">US2 : <text:span text:style-name="T1">En tant</text:span> <text:span text:style-name="T1">que </text:span>laboratoire, <text:span text:style-name="T1">je souhaite </text:span>ajouter un nouvel atelier, <text:span text:style-name="T1">afin de</text:span> permettre aux enseignants de s’y inscrire.</text:p>
      <text:p text:style-name="List_20_Paragraph">US3 : <text:span text:style-name="T1">En tant</text:span> <text:span text:style-name="T1">que </text:span>laboratoire, <text:span text:style-name="T1">je souhaite </text:span>lister mes ateliers, <text:span text:style-name="T1">afin de </text:span>les modifier ou les supprimer.</text:p>
      <text:p text:style-name="List_20_Paragraph">US4 : <text:span text:style-name="T1">En tant</text:span> <text:span text:style-name="T1">que </text:span>laboratoire, <text:span text:style-name="T1">je souhaite </text:span>pouvoir visualiser un de mes ateliers, <text:span text:style-name="T1">afin de</text:span> voir ce que les enseignants voient.</text:p>
      <text:p text:style-name="List_20_Paragraph">US5 : <text:span text:style-name="T1">En tant</text:span> <text:span text:style-name="T1">que </text:span>laboratoire, <text:span text:style-name="T1">je souhaite </text:span>pouvoir me déconnecter.</text:p>
      <text:p text:style-name="List_20_Paragraph">US6 : <text:span text:style-name="T1">En tant</text:span> <text:span text:style-name="T1">que </text:span>laboratoire, <text:span text:style-name="T1">je souhaite </text:span>activer/ désactiver un ateliers, <text:span text:style-name="T1">afin de </text:span>permettre aux enseignants de s’y inscrire ou de ne pas s’y inscrire.</text:p>
      <text:p text:style-name="List_20_Paragraph">US7 : <text:span text:style-name="T1">En tant</text:span> <text:span text:style-name="T1">que </text:span>laboratoire, <text:span text:style-name="T1">je souhaite </text:span>exporter un PDF de mes ateliers, <text:span text:style-name="T1">afin de</text:span> faire ma propre promotion.</text:p>
      <text:p text:style-name="List_20_Paragraph">US8 : <text:span text:style-name="T1">En tant</text:span> <text:span text:style-name="T1">que </text:span>laboratoire, <text:span text:style-name="T1">je souhaite </text:span>que mes ateliers soient sauvegardés dans la base de données, <text:span text:style-name="T1">afin de </text:span>pouvoir les retrouver si le serveur redémarre.</text:p>
      <text:p text:style-name="List_20_Paragraph">US9 : <text:span text:style-name="T1">En tant</text:span> <text:span text:style-name="T1">que </text:span>laboratoire, <text:span text:style-name="T1">je souhaite </text:span>que l’interface soit agréable à utiliser, <text:span text:style-name="T1">afin de </text:span>faciliter l’édition des ateliers.</text:p>
      <text:p text:style-name="List_20_Paragraph">US10 : En tant que laboratoire, je souhaite que l’interface soit réalisée avec Bootstrap, afin de pouvoir l’utiliser sur des terminaux mobiles.</text:p>
      <text:p text:style-name="P1"><text:span text:style-name="T1">Q3</text:span> – Les issues (user story) sont-elles identifiées de manière unique ?</text:p>
      <text:p text:style-name="P1"><text:span text:style-name="T1">Q4</text:span> – Les issues (user story) sont-elles précises ? En outre pouvez-vous décrire ce qu’est un « laboratoire » ? Seriez-vous capable de décrire une validation pour chacune d’entre elle ?</text:p>
      <text:p text:style-name="P1"><text:span text:style-name="T1">Q5</text:span> – Les issues (user story) sont-elles homogènes ? Est-ce qu’elles décrivent toutes des fonctionnalités (feature) ? Est-ce qu’elles ciblent toutes un besoin exprimé dans le cahier des charges ?</text:p>
      <text:p text:style-name="P1"><text:span text:style-name="T1">Q6</text:span> – Qualifiez les issues en précisant leur type, leur importance et leur difficulté.</text:p>
      <text:p text:style-name="P1"/>
      <text:h text:style-name="Heading_20_1" text:outline-level="1"><text:bookmark-start text:name="_GoBack"/><text:soft-page-break/>A faire</text:h>
      <text:p text:style-name="P1">Préparez le Backlog complet de ce cahier des charges pour la semaine prochaine.</text:p>
      <text:p text:style-name="P1">Utilisez un outil comme IceScrum ou Jira et saisissez votre BackLog.<text:bookmark-end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Blanc</meta:initial-creator>
    <dc:creator>Xavier Blanc</dc:creator>
    <meta:editing-cycles>6</meta:editing-cycles>
    <meta:creation-date>2019-08-29T08:42:00</meta:creation-date>
    <dc:date>2019-09-02T13:18:00</dc:date>
    <meta:editing-duration>PT18M</meta:editing-duration>
    <meta:generator>LibreOffice/6.0.7.3$Linux_X86_64 LibreOffice_project/00m0$Build-3</meta:generator>
    <meta:document-statistic meta:table-count="0" meta:image-count="0" meta:object-count="0" meta:page-count="2" meta:paragraph-count="24" meta:word-count="404" meta:character-count="2402" meta:non-whitespace-character-count="20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